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Blue_20_Code">
      <style:text-properties officeooo:rsid="001b9bdc" officeooo:paragraph-rsid="001b9bdc" fo:background-color="transparent"/>
    </style:style>
    <style:style style:name="P2" style:family="paragraph" style:parent-style-name="Blue_20_Code">
      <style:text-properties officeooo:rsid="001c4d5c" officeooo:paragraph-rsid="001c4d5c" fo:background-color="transparent"/>
    </style:style>
    <style:style style:name="P3" style:family="paragraph" style:parent-style-name="Blue_20_Code">
      <style:text-properties officeooo:rsid="001c8d18" officeooo:paragraph-rsid="001c8d18" fo:background-color="transparent"/>
    </style:style>
    <style:style style:name="P4" style:family="paragraph" style:parent-style-name="Blue_20_Code">
      <style:text-properties officeooo:rsid="001c8d18" officeooo:paragraph-rsid="001ffd09" fo:background-color="transparent"/>
    </style:style>
    <style:style style:name="P5" style:family="paragraph" style:parent-style-name="Blue_20_Code">
      <style:text-properties officeooo:rsid="001ffd09" officeooo:paragraph-rsid="001ffd09" fo:background-color="transparent"/>
    </style:style>
    <style:style style:name="P6" style:family="paragraph" style:parent-style-name="Blue_20_Code">
      <style:text-properties officeooo:rsid="0021c02a" officeooo:paragraph-rsid="0021c02a" fo:background-color="transparent"/>
    </style:style>
    <style:style style:name="P7" style:family="paragraph" style:parent-style-name="Blue_20_Code">
      <style:text-properties officeooo:rsid="0022dc31" officeooo:paragraph-rsid="0022dc31" fo:background-color="transparent"/>
    </style:style>
    <style:style style:name="P8" style:family="paragraph" style:parent-style-name="Blue_20_Code">
      <style:text-properties fo:color="#4e8dd4" officeooo:rsid="001c8d18" officeooo:paragraph-rsid="001c8d18" fo:background-color="transparent"/>
    </style:style>
    <style:style style:name="P9" style:family="paragraph" style:parent-style-name="Blue_20_Code">
      <style:text-properties fo:color="#4e8dd4" officeooo:rsid="0021c02a" officeooo:paragraph-rsid="0021c02a" fo:background-color="transparent"/>
    </style:style>
    <style:style style:name="P10" style:family="paragraph" style:parent-style-name="Blue_20_Code">
      <style:text-properties fo:color="#4e8dd4" officeooo:rsid="0028ebaa" officeooo:paragraph-rsid="0028ebaa" fo:background-color="transparent"/>
    </style:style>
    <style:style style:name="P11" style:family="paragraph" style:parent-style-name="Blue_20_Code">
      <style:text-properties fo:color="#4e8dd4" fo:font-style="italic" style:text-underline-style="none" fo:font-weight="normal" officeooo:rsid="0028ebaa" officeooo:paragraph-rsid="0028ebaa" fo:background-color="transparent" style:font-style-asian="italic" style:font-weight-asian="normal" style:font-style-complex="italic" style:font-weight-complex="normal"/>
    </style:style>
    <style:style style:name="P12" style:family="paragraph" style:parent-style-name="Blue_20_Code">
      <style:text-properties fo:color="#4e8dd4" style:font-name="DejaVu Sans" officeooo:rsid="003d733b" officeooo:paragraph-rsid="003d733b" fo:background-color="transparent"/>
    </style:style>
    <style:style style:name="P13" style:family="paragraph" style:parent-style-name="Blue_20_Code">
      <style:text-properties fo:color="#4e8dd4" style:font-name="DejaVu Sans" officeooo:rsid="003d733b" officeooo:paragraph-rsid="00625f66" fo:background-color="transparent"/>
    </style:style>
    <style:style style:name="P14" style:family="paragraph" style:parent-style-name="Blue_20_Code">
      <style:text-properties fo:color="#4e8dd4" style:font-name="DejaVu Sans" officeooo:rsid="003e7a8c" officeooo:paragraph-rsid="003e7a8c" fo:background-color="transparent"/>
    </style:style>
    <style:style style:name="P15" style:family="paragraph" style:parent-style-name="Blue_20_Code">
      <style:text-properties fo:color="#4e8dd4" style:font-name="DejaVu Sans" officeooo:rsid="00411fb7" officeooo:paragraph-rsid="00411fb7" fo:background-color="transparent"/>
    </style:style>
    <style:style style:name="P16" style:family="paragraph" style:parent-style-name="Blue_20_Code">
      <style:text-properties fo:color="#4e8dd4" style:font-name="DejaVu Sans" fo:font-weight="bold" officeooo:rsid="00435a17" officeooo:paragraph-rsid="00435a17" fo:background-color="transparent" style:font-weight-asian="bold" style:font-weight-complex="bold"/>
    </style:style>
    <style:style style:name="P17" style:family="paragraph" style:parent-style-name="Blue_20_Code">
      <style:text-properties fo:color="#4e8dd4" style:font-name="DejaVu Sans" fo:font-weight="bold" officeooo:rsid="00435a17" officeooo:paragraph-rsid="0046bf7d" fo:background-color="transparent" style:font-weight-asian="bold" style:font-weight-complex="bold"/>
    </style:style>
    <style:style style:name="P18" style:family="paragraph" style:parent-style-name="Blue_20_Code">
      <style:text-properties fo:color="#4e8dd4" style:font-name="DejaVu Sans" fo:font-weight="bold" officeooo:rsid="00435a17" officeooo:paragraph-rsid="004817ae" fo:background-color="transparent" style:font-weight-asian="bold" style:font-weight-complex="bold"/>
    </style:style>
    <style:style style:name="P19" style:family="paragraph" style:parent-style-name="Blue_20_Code">
      <style:text-properties fo:color="#4e8dd4" style:font-name="DejaVu Sans" fo:font-weight="bold" officeooo:rsid="00435a17" officeooo:paragraph-rsid="0048f15d" fo:background-color="transparent" style:font-weight-asian="bold" style:font-weight-complex="bold"/>
    </style:style>
    <style:style style:name="P20" style:family="paragraph" style:parent-style-name="Blue_20_Code">
      <style:text-properties fo:color="#4e8dd4" style:font-name="DejaVu Sans" fo:font-weight="bold" officeooo:rsid="004e53ce" officeooo:paragraph-rsid="004e53ce" fo:background-color="transparent" style:font-weight-asian="bold" style:font-weight-complex="bold"/>
    </style:style>
    <style:style style:name="P21" style:family="paragraph" style:parent-style-name="Blue_20_Code">
      <style:text-properties fo:color="#4e8dd4" style:font-name="DejaVu Sans" fo:font-weight="bold" officeooo:rsid="00553a30" officeooo:paragraph-rsid="00553a30" fo:background-color="transparent" style:font-weight-asian="bold" style:font-weight-complex="bold"/>
    </style:style>
    <style:style style:name="P22" style:family="paragraph" style:parent-style-name="Blue_20_Code">
      <style:text-properties fo:color="#4e8dd4" style:font-name="DejaVu Sans" fo:font-weight="bold" officeooo:rsid="0059e258" officeooo:paragraph-rsid="0059e258" fo:background-color="transparent" style:font-weight-asian="bold" style:font-weight-complex="bold"/>
    </style:style>
    <style:style style:name="P23" style:family="paragraph" style:parent-style-name="Blue_20_Code">
      <style:text-properties fo:color="#4e8dd4" style:font-name="DejaVu Sans" fo:font-weight="bold" officeooo:rsid="0060a18c" officeooo:paragraph-rsid="0060a18c" fo:background-color="transparent" style:font-weight-asian="bold" style:font-weight-complex="bold"/>
    </style:style>
    <style:style style:name="P24" style:family="paragraph" style:parent-style-name="Blue_20_Code">
      <style:text-properties fo:color="#4e8dd4" style:font-name="FreeMono" officeooo:rsid="003d733b" officeooo:paragraph-rsid="003d733b" fo:background-color="transparent"/>
    </style:style>
    <style:style style:name="P25" style:family="paragraph" style:parent-style-name="Blue_20_Code">
      <style:text-properties fo:color="#4e8dd4" style:font-name="FreeMono" officeooo:rsid="003d733b" officeooo:paragraph-rsid="00625f66" fo:background-color="transparent"/>
    </style:style>
    <style:style style:name="P26" style:family="paragraph" style:parent-style-name="Blue_20_Code">
      <style:text-properties fo:color="#4e8dd4" style:font-name="FreeMono" officeooo:rsid="0052426d" officeooo:paragraph-rsid="0052426d" fo:background-color="transparent"/>
    </style:style>
    <style:style style:name="P27" style:family="paragraph" style:parent-style-name="Blue_20_Code">
      <style:text-properties fo:color="#4e8dd4" style:font-name="FreeMono" fo:font-weight="normal" officeooo:rsid="00415d26" officeooo:paragraph-rsid="00411fb7" fo:background-color="transparent" style:font-weight-asian="normal" style:font-weight-complex="normal"/>
    </style:style>
    <style:style style:name="P28" style:family="paragraph" style:parent-style-name="Blue_20_Code">
      <style:text-properties fo:color="#4e8dd4" style:font-name="FreeMono" fo:font-weight="bold" officeooo:rsid="003d733b" officeooo:paragraph-rsid="00625f66" fo:background-color="transparent" style:font-weight-asian="bold" style:font-weight-complex="bold"/>
    </style:style>
    <style:style style:name="P29" style:family="paragraph" style:parent-style-name="Blue_20_Code">
      <style:text-properties fo:color="#4e8dd4" style:font-name="FreeMono" fo:font-weight="bold" officeooo:rsid="0059e258" officeooo:paragraph-rsid="0059e258" fo:background-color="transparent" style:font-weight-asian="bold" style:font-weight-complex="bold"/>
    </style:style>
    <style:style style:name="P30" style:family="paragraph" style:parent-style-name="Blue_20_Code">
      <style:text-properties fo:color="#4e8dd4" style:font-name="FreeMono" fo:font-weight="bold" officeooo:rsid="005b5dbf" officeooo:paragraph-rsid="005b5dbf" fo:background-color="transparent" style:font-weight-asian="bold" style:font-weight-complex="bold"/>
    </style:style>
    <style:style style:name="P31" style:family="paragraph" style:parent-style-name="Blue_20_Code">
      <style:text-properties fo:color="#4e8dd4" style:font-name="FreeMono" fo:font-weight="bold" officeooo:rsid="005e69c9" officeooo:paragraph-rsid="005e69c9" fo:background-color="transparent" style:font-weight-asian="bold" style:font-weight-complex="bold"/>
    </style:style>
    <style:style style:name="P32" style:family="paragraph" style:parent-style-name="Blue_20_Code">
      <style:text-properties fo:color="#4e8dd4" style:font-name="FreeMono" fo:font-weight="bold" officeooo:rsid="00625f66" officeooo:paragraph-rsid="00625f66" fo:background-color="transparent" style:font-weight-asian="bold" style:font-weight-complex="bold"/>
    </style:style>
    <style:style style:name="P33" style:family="paragraph" style:parent-style-name="Blue_20_Code">
      <style:text-properties officeooo:rsid="0021c02a" officeooo:paragraph-rsid="0021c02a"/>
    </style:style>
    <style:style style:name="P34" style:family="paragraph" style:parent-style-name="Blue_20_Code">
      <style:text-properties fo:font-style="italic" style:text-underline-style="none" fo:font-weight="normal" officeooo:rsid="0021c02a" officeooo:paragraph-rsid="0021c02a" style:font-style-asian="italic" style:font-weight-asian="normal" style:font-style-complex="italic" style:font-weight-complex="normal"/>
    </style:style>
    <style:style style:name="P35" style:family="paragraph" style:parent-style-name="Blue_20_Code">
      <style:text-properties fo:color="#ffffff" officeooo:paragraph-rsid="0021c02a"/>
    </style:style>
    <style:style style:name="P36" style:family="paragraph" style:parent-style-name="Blue_20_Code">
      <style:text-properties fo:color="#ffffff" officeooo:rsid="0021c02a" officeooo:paragraph-rsid="0021c02a" fo:background-color="transparent"/>
    </style:style>
    <style:style style:name="P37" style:family="paragraph" style:parent-style-name="Blue_20_Code">
      <style:text-properties fo:color="#ffffff" officeooo:rsid="0021c02a" officeooo:paragraph-rsid="00243b46" fo:background-color="transparent"/>
    </style:style>
    <style:style style:name="P38" style:family="paragraph" style:parent-style-name="Blue_20_Code">
      <style:text-properties fo:color="#ffffff" officeooo:rsid="003100aa" officeooo:paragraph-rsid="003100aa" fo:background-color="transparent"/>
    </style:style>
    <style:style style:name="P39" style:family="paragraph" style:parent-style-name="Blue_20_Code">
      <style:text-properties fo:color="#ffffff" officeooo:rsid="003100aa" officeooo:paragraph-rsid="0032652f" fo:background-color="transparent"/>
    </style:style>
    <style:style style:name="P40" style:family="paragraph" style:parent-style-name="Blue_20_Code">
      <style:text-properties fo:color="#ffffff" officeooo:rsid="003100aa" officeooo:paragraph-rsid="00333f72" fo:background-color="transparent"/>
    </style:style>
    <style:style style:name="P41" style:family="paragraph" style:parent-style-name="Blue_20_Code">
      <style:text-properties fo:color="#ffffff" officeooo:rsid="0022dc31" officeooo:paragraph-rsid="0021c02a" fo:background-color="transparent"/>
    </style:style>
    <style:style style:name="P42" style:family="paragraph" style:parent-style-name="Blue_20_Code">
      <style:text-properties fo:color="#ffffff" officeooo:rsid="0022dc31" officeooo:paragraph-rsid="0022dc31" fo:background-color="transparent"/>
    </style:style>
    <style:style style:name="P43" style:family="paragraph" style:parent-style-name="Blue_20_Code">
      <style:text-properties fo:color="#ffffff" officeooo:rsid="0032652f" officeooo:paragraph-rsid="00333f72" fo:background-color="transparent"/>
    </style:style>
    <style:style style:name="P44" style:family="paragraph" style:parent-style-name="Blue_20_Code">
      <style:text-properties fo:color="#ffffff" style:font-name="FreeMono" officeooo:rsid="003100aa" officeooo:paragraph-rsid="00333f72" fo:background-color="transparent"/>
    </style:style>
    <style:style style:name="P45" style:family="paragraph" style:parent-style-name="Blue_20_Code">
      <style:text-properties fo:color="#ffffff" style:font-name="FreeMono" officeooo:rsid="003100aa" officeooo:paragraph-rsid="003100aa" fo:background-color="transparent"/>
    </style:style>
    <style:style style:name="P46" style:family="paragraph" style:parent-style-name="Blue_20_Code">
      <style:text-properties fo:color="#ffffff" style:font-name="FreeMono" officeooo:rsid="0032652f" officeooo:paragraph-rsid="00333f72" fo:background-color="transparent"/>
    </style:style>
    <style:style style:name="P47" style:family="paragraph" style:parent-style-name="Blue_20_Code">
      <style:text-properties fo:color="#ffffff" style:font-name="FreeMono" style:text-underline-style="solid" style:text-underline-width="auto" style:text-underline-color="font-color" officeooo:rsid="003d733b" officeooo:paragraph-rsid="003d733b" fo:background-color="transparent"/>
    </style:style>
    <style:style style:name="P48" style:family="paragraph" style:parent-style-name="Blue_20_Code">
      <style:text-properties fo:color="#ffffff" style:font-name="DejaVu Sans" officeooo:rsid="00333f72" officeooo:paragraph-rsid="00333f72" fo:background-color="transparent"/>
    </style:style>
    <style:style style:name="P49" style:family="paragraph" style:parent-style-name="Blue_20_Code">
      <style:text-properties fo:color="#ffffff" style:font-name="DejaVu Sans" officeooo:rsid="003440f7" officeooo:paragraph-rsid="003440f7" fo:background-color="transparent"/>
    </style:style>
    <style:style style:name="P50" style:family="paragraph" style:parent-style-name="Blue_20_Code">
      <style:text-properties fo:color="#ffffff" style:font-name="DejaVu Sans" officeooo:rsid="0036185f" officeooo:paragraph-rsid="0036185f" fo:background-color="transparent"/>
    </style:style>
    <style:style style:name="P51" style:family="paragraph" style:parent-style-name="Blue_20_Code">
      <style:text-properties fo:color="#ffffff" style:font-name="DejaVu Sans" officeooo:rsid="00370d96" officeooo:paragraph-rsid="00370d96" fo:background-color="transparent"/>
    </style:style>
    <style:style style:name="P52" style:family="paragraph" style:parent-style-name="Blue_20_Code">
      <style:text-properties fo:color="#ffffff" style:font-name="DejaVu Sans" officeooo:rsid="003848bc" officeooo:paragraph-rsid="003848bc" fo:background-color="transparent"/>
    </style:style>
    <style:style style:name="P53" style:family="paragraph" style:parent-style-name="Blue_20_Code">
      <style:text-properties fo:color="#ffffff" style:font-name="DejaVu Sans" officeooo:rsid="0038a80b" officeooo:paragraph-rsid="0038a80b" fo:background-color="transparent"/>
    </style:style>
    <style:style style:name="P54" style:family="paragraph" style:parent-style-name="Blue_20_Code">
      <style:text-properties fo:color="#8ae234" officeooo:rsid="0022dc31" officeooo:paragraph-rsid="0022dc31" fo:background-color="transparent"/>
    </style:style>
    <style:style style:name="P55" style:family="paragraph" style:parent-style-name="Blue_20_Code">
      <style:text-properties officeooo:rsid="0028ebaa" officeooo:paragraph-rsid="0028ebaa"/>
    </style:style>
    <style:style style:name="P56" style:family="paragraph" style:parent-style-name="Blue_20_Code">
      <style:text-properties officeooo:rsid="0028ebaa" officeooo:paragraph-rsid="00243b46"/>
    </style:style>
    <style:style style:name="P57" style:family="paragraph" style:parent-style-name="Blue_20_Code">
      <style:text-properties officeooo:rsid="002fc653" officeooo:paragraph-rsid="002fc653"/>
    </style:style>
    <style:style style:name="P58" style:family="paragraph" style:parent-style-name="Blue_20_Code">
      <style:text-properties officeooo:rsid="003100aa" officeooo:paragraph-rsid="003100aa"/>
    </style:style>
    <style:style style:name="P59" style:family="paragraph" style:parent-style-name="Blue_20_Code">
      <style:text-properties fo:color="#f3715a" officeooo:rsid="0021c02a" officeooo:paragraph-rsid="0021c02a" fo:background-color="transparent"/>
    </style:style>
    <style:style style:name="P60" style:family="paragraph" style:parent-style-name="Preformatted_20_Text">
      <style:paragraph-properties fo:text-align="justify" style:justify-single-word="false"/>
      <style:text-properties fo:color="#afbff4" style:font-name="DejaVu Sans" fo:font-size="14pt" fo:font-weight="bold" officeooo:rsid="001a37f2" officeooo:paragraph-rsid="001a37f2" fo:background-color="transparent" style:font-size-asian="14pt" style:font-weight-asian="bold" style:font-size-complex="14pt" style:font-weight-complex="bold"/>
    </style:style>
    <style:style style:name="P61" style:family="paragraph" style:parent-style-name="Preformatted_20_Text">
      <style:text-properties style:font-name="DejaVu Sans" fo:font-size="14pt" fo:font-weight="bold" officeooo:paragraph-rsid="001a37f2" fo:background-color="transparent" style:font-size-asian="14pt" style:font-weight-asian="bold" style:font-size-complex="14pt" style:font-weight-complex="bold"/>
    </style:style>
    <style:style style:name="P62" style:family="paragraph" style:parent-style-name="Preformatted_20_Text">
      <style:text-properties style:font-name="DejaVu Sans" fo:font-size="14pt" fo:background-color="transparent" style:font-size-asian="14pt" style:font-size-complex="14pt"/>
    </style:style>
    <style:style style:name="P63" style:family="paragraph" style:parent-style-name="Preformatted_20_Text">
      <style:text-properties style:font-name="DejaVu Sans" fo:font-size="14pt" officeooo:paragraph-rsid="001a37f2" fo:background-color="transparent" style:font-size-asian="14pt" style:font-size-complex="14pt"/>
    </style:style>
    <style:style style:name="P64" style:family="paragraph" style:parent-style-name="Preformatted_20_Text">
      <style:paragraph-properties fo:text-align="justify" style:justify-single-word="false"/>
      <style:text-properties fo:color="#4e8dd4" style:font-name="DejaVu Sans" fo:font-size="14pt" fo:font-weight="bold" officeooo:rsid="001a37f2" officeooo:paragraph-rsid="001a37f2" fo:background-color="transparent" style:font-size-asian="14pt" style:font-weight-asian="bold" style:font-size-complex="14pt" style:font-weight-complex="bold"/>
    </style:style>
    <style:style style:name="P65" style:family="paragraph" style:parent-style-name="Blue_20_Code">
      <style:paragraph-properties fo:break-before="page"/>
      <style:text-properties officeooo:rsid="0022dc31" officeooo:paragraph-rsid="0022dc31" fo:background-color="transparent"/>
    </style:style>
    <style:style style:name="P6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7" style:family="paragraph" style:parent-style-name="Standard">
      <style:text-properties fo:color="#d4d4d4" style:font-name="Droid Sans Mono" fo:font-size="10.5pt" fo:font-weight="normal" officeooo:rsid="003e7a8c" officeooo:paragraph-rsid="003e7a8c" fo:background-color="#1e1e1e"/>
    </style:style>
    <style:style style:name="P68" style:family="paragraph" style:parent-style-name="Standard">
      <style:paragraph-properties style:line-height-at-least="0.503cm"/>
      <style:text-properties fo:color="#d4d4d4" style:font-name="Droid Sans Mono" fo:background-color="#1e1e1e"/>
    </style:style>
    <style:style style:name="P69" style:family="paragraph" style:parent-style-name="Standard">
      <style:paragraph-properties style:line-height-at-least="0.503cm"/>
      <style:text-properties fo:color="#4e8dd4" style:font-name="DejaVu Sans" officeooo:rsid="00411fb7" fo:background-color="transparent"/>
    </style:style>
    <style:style style:name="P70" style:family="paragraph" style:parent-style-name="Blue_20_Code">
      <style:text-properties fo:color="#4e8dd4" style:font-name="FreeMono" fo:font-weight="bold" officeooo:rsid="00524d25" officeooo:paragraph-rsid="004e53ce" fo:background-color="transparent" style:font-weight-asian="bold" style:font-weight-complex="bold"/>
    </style:style>
    <style:style style:name="P71" style:family="paragraph" style:parent-style-name="Blue_20_Code">
      <style:text-properties fo:color="#4e8dd4" style:font-name="FreeMono" fo:font-weight="bold" officeooo:rsid="00524d25" officeooo:paragraph-rsid="00524d25" fo:background-color="transparent" style:font-weight-asian="bold" style:font-weight-complex="bold"/>
    </style:style>
    <style:style style:name="P72" style:family="paragraph" style:parent-style-name="Blue_20_Code">
      <style:text-properties fo:color="#4e8dd4" style:font-name="FreeMono" fo:font-weight="bold" officeooo:rsid="00524d25" officeooo:paragraph-rsid="0053a0be" fo:background-color="transparent" style:font-weight-asian="bold" style:font-weight-complex="bold"/>
    </style:style>
    <style:style style:name="P73" style:family="paragraph" style:parent-style-name="Blue_20_Code">
      <style:text-properties fo:color="#4e8dd4" style:font-name="FreeMono" fo:font-weight="bold" officeooo:rsid="00553a30" officeooo:paragraph-rsid="00553a30" fo:background-color="transparent" style:font-weight-asian="bold" style:font-weight-complex="bold"/>
    </style:style>
    <style:style style:name="P74" style:family="paragraph" style:parent-style-name="Blue_20_Code">
      <style:text-properties fo:color="#4e8dd4" style:font-name="DejaVu Sans" fo:font-weight="bold" officeooo:rsid="00699d4f" officeooo:paragraph-rsid="00699d4f" fo:background-color="transparent" style:font-weight-asian="bold" style:font-weight-complex="bold"/>
    </style:style>
    <style:style style:name="P75" style:family="paragraph" style:parent-style-name="Blue_20_Code">
      <style:text-properties fo:color="#ffffff" style:font-name="DejaVu Sans" fo:font-size="26pt" fo:font-weight="bold" officeooo:rsid="005976e5" officeooo:paragraph-rsid="005976e5" fo:background-color="transparent" style:font-size-asian="26pt" style:font-weight-asian="bold" style:font-size-complex="26pt" style:font-weight-complex="bold"/>
    </style:style>
    <style:style style:name="P76" style:family="paragraph" style:parent-style-name="Blue_20_Code">
      <style:text-properties fo:color="#ffffff" style:font-name="DejaVu Sans" fo:font-weight="bold" officeooo:rsid="005976e5" officeooo:paragraph-rsid="005976e5" fo:background-color="transparent" style:font-weight-asian="bold" style:font-weight-complex="bold"/>
    </style:style>
    <style:style style:name="P77" style:family="paragraph" style:parent-style-name="Blue_20_Code">
      <style:text-properties officeooo:rsid="00719ef9" officeooo:paragraph-rsid="007907c8"/>
    </style:style>
    <style:style style:name="P78" style:family="paragraph" style:parent-style-name="Blue_20_Code">
      <style:paragraph-properties fo:break-before="page"/>
      <style:text-properties fo:color="#ffffff" style:font-name="DejaVu Sans" fo:font-size="48pt" officeooo:rsid="003d733b" officeooo:paragraph-rsid="003d733b" fo:background-color="transparent" style:font-size-asian="48pt" style:font-size-complex="48pt"/>
    </style:style>
    <style:style style:name="P79" style:family="paragraph" style:parent-style-name="Important_20_Red">
      <style:text-properties officeooo:rsid="007734c3" officeooo:paragraph-rsid="007734c3"/>
    </style:style>
    <style:style style:name="P80" style:family="paragraph" style:parent-style-name="Important_20_Red">
      <style:text-properties officeooo:rsid="007734c3" officeooo:paragraph-rsid="007907c8"/>
    </style:style>
    <style:style style:name="P81" style:family="paragraph" style:parent-style-name="Important_20_Red">
      <style:text-properties fo:color="#ce181e" officeooo:rsid="007bb094" officeooo:paragraph-rsid="007bb094"/>
    </style:style>
    <style:style style:name="P82" style:family="paragraph" style:parent-style-name="Important_20_Red">
      <style:text-properties officeooo:rsid="007bb094" officeooo:paragraph-rsid="007bb094"/>
    </style:style>
    <style:style style:name="P83" style:family="paragraph" style:parent-style-name="Important_20_Red">
      <style:text-properties officeooo:rsid="007bb094" officeooo:paragraph-rsid="007e1dad"/>
    </style:style>
    <style:style style:name="P84" style:family="paragraph" style:parent-style-name="Important_20_Red">
      <style:text-properties officeooo:rsid="007c1317" officeooo:paragraph-rsid="007c1317"/>
    </style:style>
    <style:style style:name="P85" style:family="paragraph" style:parent-style-name="Title">
      <style:paragraph-properties fo:break-before="page"/>
      <style:text-properties officeooo:rsid="006c31a7" officeooo:paragraph-rsid="006c31a7"/>
    </style:style>
    <style:style style:name="P86" style:family="paragraph" style:parent-style-name="Pure_20_Blue_20_Code">
      <style:text-properties officeooo:rsid="00719ef9" officeooo:paragraph-rsid="00719ef9"/>
    </style:style>
    <style:style style:name="P87" style:family="paragraph" style:parent-style-name="Pure_20_Blue_20_Code">
      <style:text-properties officeooo:rsid="00719ef9" officeooo:paragraph-rsid="007907c8"/>
    </style:style>
    <style:style style:name="P88" style:family="paragraph" style:parent-style-name="Pure_20_Blue_20_Code">
      <style:text-properties officeooo:rsid="007229b1" officeooo:paragraph-rsid="007907c8"/>
    </style:style>
    <style:style style:name="P89" style:family="paragraph" style:parent-style-name="Pure_20_Blue_20_Code">
      <style:text-properties officeooo:rsid="007907c8" officeooo:paragraph-rsid="007907c8"/>
    </style:style>
    <style:style style:name="P90" style:family="paragraph" style:parent-style-name="Pure_20_Blue_20_Code">
      <style:text-properties officeooo:rsid="007907c8" officeooo:paragraph-rsid="007abdf6"/>
    </style:style>
    <style:style style:name="P91" style:family="paragraph" style:parent-style-name="Pure_20_Blue_20_Code">
      <style:text-properties officeooo:paragraph-rsid="007907c8"/>
    </style:style>
    <style:style style:name="P92" style:family="paragraph" style:parent-style-name="Heading_20_1">
      <style:text-properties officeooo:rsid="006c31a7" officeooo:paragraph-rsid="006c31a7"/>
    </style:style>
    <style:style style:name="P93" style:family="paragraph" style:parent-style-name="Heading_20_1">
      <style:text-properties officeooo:paragraph-rsid="006f6959"/>
    </style:style>
    <style:style style:name="P94" style:family="paragraph" style:parent-style-name="Heading_20_1">
      <style:text-properties officeooo:rsid="00719ef9" officeooo:paragraph-rsid="00719ef9"/>
    </style:style>
    <style:style style:name="P95" style:family="paragraph" style:parent-style-name="Heading_20_1">
      <style:text-properties officeooo:rsid="007907c8" officeooo:paragraph-rsid="007907c8"/>
    </style:style>
    <style:style style:name="P96" style:family="paragraph" style:parent-style-name="Heading_20_1">
      <style:text-properties officeooo:paragraph-rsid="007907c8"/>
    </style:style>
    <style:style style:name="P97" style:family="paragraph" style:parent-style-name="Comment_20_Orange">
      <style:text-properties officeooo:rsid="007734c3" officeooo:paragraph-rsid="007734c3"/>
    </style:style>
    <style:style style:name="T1" style:family="text">
      <style:text-properties fo:color="#4e8dd4"/>
    </style:style>
    <style:style style:name="T2" style:family="text">
      <style:text-properties fo:color="#4e8dd4" officeooo:rsid="001a37f2"/>
    </style:style>
    <style:style style:name="T3" style:family="text">
      <style:text-properties fo:color="#4e8dd4" officeooo:rsid="001b9bdc"/>
    </style:style>
    <style:style style:name="T4" style:family="text">
      <style:text-properties fo:color="#4e8dd4" fo:font-weight="bold" officeooo:rsid="001a37f2" style:font-weight-asian="bold" style:font-weight-complex="bold"/>
    </style:style>
    <style:style style:name="T5" style:family="text">
      <style:text-properties fo:color="#4e8dd4" fo:font-weight="bold" officeooo:rsid="001b9bdc" style:font-weight-asian="bold" style:font-weight-complex="bold"/>
    </style:style>
    <style:style style:name="T6" style:family="text">
      <style:text-properties fo:color="#4e8dd4" fo:background-color="transparent" loext:char-shading-value="0"/>
    </style:style>
    <style:style style:name="T7" style:family="text">
      <style:text-properties fo:color="#4e8dd4" style:font-name="DejaVu Sans" officeooo:rsid="003e7a8c" fo:background-color="transparent" loext:char-shading-value="0"/>
    </style:style>
    <style:style style:name="T8" style:family="text">
      <style:text-properties fo:color="#4e8dd4" style:font-name="DejaVu Sans" officeooo:rsid="00411fb7" fo:background-color="transparent" loext:char-shading-value="0"/>
    </style:style>
    <style:style style:name="T9" style:family="text">
      <style:text-properties fo:color="#4e8dd4" officeooo:rsid="007907c8"/>
    </style:style>
    <style:style style:name="T10" style:family="text">
      <style:text-properties fo:color="#f3715a"/>
    </style:style>
    <style:style style:name="T11" style:family="text">
      <style:text-properties fo:color="#f3715a" officeooo:rsid="001a37f2"/>
    </style:style>
    <style:style style:name="T12" style:family="text">
      <style:text-properties fo:color="#f3715a" fo:font-weight="bold" officeooo:rsid="001a37f2" style:font-weight-asian="bold" style:font-weight-complex="bold"/>
    </style:style>
    <style:style style:name="T13" style:family="text">
      <style:text-properties fo:color="#f3715a" officeooo:rsid="001ffd09"/>
    </style:style>
    <style:style style:name="T14" style:family="text">
      <style:text-properties fo:color="#f3715a" fo:background-color="transparent" loext:char-shading-value="0"/>
    </style:style>
    <style:style style:name="T15" style:family="text">
      <style:text-properties fo:color="#f3715a" officeooo:rsid="00257d18"/>
    </style:style>
    <style:style style:name="T16" style:family="text">
      <style:text-properties officeooo:rsid="001c4d5c"/>
    </style:style>
    <style:style style:name="T17" style:family="text">
      <style:text-properties officeooo:rsid="001c8d18"/>
    </style:style>
    <style:style style:name="T18" style:family="text">
      <style:text-properties officeooo:rsid="001ffd09"/>
    </style:style>
    <style:style style:name="T19" style:family="text">
      <style:text-properties fo:font-variant="normal" fo:text-transform="none" style:font-name="DejaVu Sans" fo:font-size="14pt" fo:letter-spacing="normal" fo:font-style="normal" fo:font-weight="bold" officeooo:rsid="0021c02a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style:font-name="DejaVu Sans" fo:font-size="14pt" fo:letter-spacing="normal" fo:font-style="normal" fo:font-weight="bold" style:font-size-asian="14pt" style:font-weight-asian="bold" style:font-size-complex="14pt" style:font-weight-complex="bold"/>
    </style:style>
    <style:style style:name="T21" style:family="text">
      <style:text-properties fo:color="#ffffff"/>
    </style:style>
    <style:style style:name="T22" style:family="text">
      <style:text-properties fo:color="#ffffff" fo:background-color="transparent" loext:char-shading-value="0"/>
    </style:style>
    <style:style style:name="T23" style:family="text">
      <style:text-properties fo:color="#ffffff" style:text-underline-style="solid" style:text-underline-width="auto" style:text-underline-color="font-color"/>
    </style:style>
    <style:style style:name="T24" style:family="text">
      <style:text-properties fo:color="#ffffff" style:text-underline-style="solid" style:text-underline-width="auto" style:text-underline-color="font-color" officeooo:rsid="007abdf6"/>
    </style:style>
    <style:style style:name="T25" style:family="text">
      <style:text-properties fo:color="#ffffff" style:text-underline-style="none"/>
    </style:style>
    <style:style style:name="T26" style:family="text">
      <style:text-properties fo:color="#ffffff" style:text-underline-style="none" officeooo:rsid="007ba934"/>
    </style:style>
    <style:style style:name="T27" style:family="text">
      <style:text-properties fo:color="#ffffff" officeooo:rsid="007abdf6"/>
    </style:style>
    <style:style style:name="T28" style:family="text">
      <style:text-properties officeooo:rsid="0022dc31"/>
    </style:style>
    <style:style style:name="T29" style:family="text">
      <style:text-properties officeooo:rsid="0032652f"/>
    </style:style>
    <style:style style:name="T30" style:family="text">
      <style:text-properties style:font-name="FreeMono"/>
    </style:style>
    <style:style style:name="T31" style:family="text">
      <style:text-properties style:font-name="FreeMono" fo:font-weight="normal" officeooo:rsid="00415d26" style:font-weight-asian="normal" style:font-weight-complex="normal"/>
    </style:style>
    <style:style style:name="T32" style:family="text">
      <style:text-properties style:font-name="FreeMono" officeooo:rsid="00524d25"/>
    </style:style>
    <style:style style:name="T33" style:family="text">
      <style:text-properties officeooo:rsid="00370d96"/>
    </style:style>
    <style:style style:name="T34" style:family="text">
      <style:text-properties officeooo:rsid="003c62e9"/>
    </style:style>
    <style:style style:name="T35" style:family="text">
      <style:text-properties officeooo:rsid="003f8856"/>
    </style:style>
    <style:style style:name="T36" style:family="text">
      <style:text-properties fo:color="#ce9178"/>
    </style:style>
    <style:style style:name="T37" style:family="text">
      <style:text-properties fo:color="#ce9178" fo:font-size="10.5pt" fo:font-weight="normal"/>
    </style:style>
    <style:style style:name="T38" style:family="text">
      <style:text-properties fo:font-size="10.5pt" fo:font-weight="normal"/>
    </style:style>
    <style:style style:name="T39" style:family="text">
      <style:text-properties officeooo:rsid="0045bb0d"/>
    </style:style>
    <style:style style:name="T40" style:family="text">
      <style:text-properties officeooo:rsid="0046bf7d"/>
    </style:style>
    <style:style style:name="T41" style:family="text">
      <style:text-properties officeooo:rsid="004817ae"/>
    </style:style>
    <style:style style:name="T42" style:family="text">
      <style:text-properties fo:color="#ce181e"/>
    </style:style>
    <style:style style:name="T43" style:family="text">
      <style:text-properties fo:color="#ce181e" officeooo:rsid="003f8856"/>
    </style:style>
    <style:style style:name="T44" style:family="text">
      <style:text-properties fo:color="#ce181e" officeooo:rsid="0052426d"/>
    </style:style>
    <style:style style:name="T45" style:family="text">
      <style:text-properties fo:color="#ce181e" officeooo:rsid="00524d25"/>
    </style:style>
    <style:style style:name="T46" style:family="text">
      <style:text-properties fo:color="#ce181e" officeooo:rsid="005976e5"/>
    </style:style>
    <style:style style:name="T47" style:family="text">
      <style:text-properties officeooo:rsid="0052426d"/>
    </style:style>
    <style:style style:name="T48" style:family="text">
      <style:text-properties officeooo:rsid="00524d25"/>
    </style:style>
    <style:style style:name="T49" style:family="text">
      <style:text-properties officeooo:rsid="0059e258"/>
    </style:style>
    <style:style style:name="T50" style:family="text">
      <style:text-properties officeooo:rsid="005a60f7"/>
    </style:style>
    <style:style style:name="T51" style:family="text">
      <style:text-properties officeooo:rsid="005f613c"/>
    </style:style>
    <style:style style:name="T52" style:family="text">
      <style:text-properties officeooo:rsid="0062196d"/>
    </style:style>
    <style:style style:name="T53" style:family="text">
      <style:text-properties officeooo:rsid="006415b1"/>
    </style:style>
    <style:style style:name="T54" style:family="text">
      <style:text-properties officeooo:rsid="006a135e"/>
    </style:style>
    <style:style style:name="T55" style:family="text">
      <style:text-properties officeooo:rsid="006c31a7"/>
    </style:style>
    <style:style style:name="T56" style:family="text">
      <style:text-properties officeooo:rsid="006f6959"/>
    </style:style>
    <style:style style:name="T57" style:family="text">
      <style:text-properties style:font-name="FreeMono"/>
    </style:style>
    <style:style style:name="T58" style:family="text">
      <style:text-properties style:font-name="FreeMono" officeooo:rsid="0072d4aa"/>
    </style:style>
    <style:style style:name="T59" style:family="text">
      <style:text-properties officeooo:rsid="0070a622"/>
    </style:style>
    <style:style style:name="T60" style:family="text">
      <style:text-properties fo:color="#8ae234"/>
    </style:style>
    <style:style style:name="T61" style:family="text">
      <style:text-properties fo:color="#8ae234" officeooo:rsid="0072d4aa"/>
    </style:style>
    <style:style style:name="T62" style:family="text">
      <style:text-properties fo:color="#8ae234" officeooo:rsid="007907c8"/>
    </style:style>
    <style:style style:name="T63" style:family="text">
      <style:text-properties officeooo:rsid="007229b1"/>
    </style:style>
    <style:style style:name="T64" style:family="text">
      <style:text-properties officeooo:rsid="007535c2"/>
    </style:style>
    <style:style style:name="T65" style:family="text">
      <style:text-properties officeooo:rsid="007907c8"/>
    </style:style>
    <style:style style:name="T66" style:family="text">
      <style:text-properties officeooo:rsid="007abdf6"/>
    </style:style>
    <style:style style:name="T67" style:family="text">
      <style:text-properties style:use-window-font-color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Steps to Build a Django Dyanamic Server:</text:p>
      <text:p text:style-name="P64">1. Open terminal (Cntrl + alt + T)</text:p>
      <text:p text:style-name="P60"><text:span text:style-name="T1">2. </text:span><text:span text:style-name="T3">T</text:span><text:span text:style-name="T1">ype in the terminal:</text:span></text:p>
      <text:p text:style-name="P62"><text:span text:style-name="T4"><text:tab/><text:tab/><text:tab/>$ mkdir </text:span><text:span text:style-name="T12">project </text:span><text:span text:style-name="T5">#Create a folder</text:span><text:span text:style-name="T12"> <text:s text:c="3"/></text:span></text:p>
      <text:p text:style-name="P60"><text:span text:style-name="T10"><text:tab/><text:tab/><text:tab/></text:span><text:span text:style-name="T1">$ cd </text:span><text:span text:style-name="T10">project<text:tab/><text:tab/></text:span><text:span text:style-name="T3">#Enters the folder</text:span><text:span text:style-name="T10"><text:tab/><text:tab/></text:span></text:p>
      <text:p text:style-name="P63"><text:tab/><text:tab/><text:span text:style-name="T2"><text:tab/></text:span><text:span text:style-name="T4">$ mkdir </text:span><text:span text:style-name="T12">djangoserver </text:span><text:span text:style-name="T5">#Creates the folder</text:span></text:p>
      <text:p text:style-name="P61"><text:span text:style-name="T11"><text:tab/><text:tab/><text:tab/></text:span><text:span text:style-name="T2">$ cd </text:span><text:span text:style-name="T11">djangoserver</text:span><text:tab/><text:span text:style-name="T3">#Enters the folder</text:span></text:p>
      <text:p text:style-name="P1">3. Crea<text:span text:style-name="T16">te Virtual Server in djangoserver folder</text:span></text:p>
      <text:p text:style-name="P2"><text:tab/><text:tab/><text:tab/>$ virtualenv<text:tab/>#Virtual Enivronment check</text:p>
      <text:p text:style-name="P2"><text:tab/><text:tab/><text:tab/>$ virtualenv -p python3 .<text:tab/>#Creates a VE with python</text:p>
      <text:p text:style-name="P2"><text:tab/><text:tab/><text:tab/>$ sourece bin/activate<text:tab/><text:tab/>#Opens the VE</text:p>
      <text:p text:style-name="P2">4. Install Django into Server</text:p>
      <text:p text:style-name="P2"><text:tab/><text:tab/><text:tab/>$ <text:span text:style-name="T17">pip install django</text:span></text:p>
      <text:p text:style-name="P3">5. Create the Website Project File</text:p>
      <text:p text:style-name="P3"><text:tab/><text:tab/><text:tab/>$ django-admin startproject <text:span text:style-name="T10">Website</text:span></text:p>
      <text:p text:style-name="P3"><text:span text:style-name="T10"><text:tab/><text:tab/><text:tab/></text:span><text:span text:style-name="T1">$ cd Website <text:s/># Enters the Website Folder</text:span></text:p>
      <text:p text:style-name="P8">6. Run The live Server</text:p>
      <text:p text:style-name="P8"><text:tab/><text:tab/><text:tab/>$ python manage.py runserver</text:p>
      <text:p text:style-name="P8"><text:tab/><text:tab/><text:tab/><text:tab/><text:tab/><text:tab/><text:tab/>(or)</text:p>
      <text:p text:style-name="P8"># if you need to specify host address</text:p>
      <text:p text:style-name="P8"><text:tab/><text:tab/><text:tab/>$ python manage.py runserver 8081</text:p>
      <text:p text:style-name="P5">7. Using the database / sql file</text:p>
      <text:p text:style-name="P4"><text:tab/><text:tab/><text:tab/><text:span text:style-name="T18">$ python manage.py migrate</text:span></text:p>
      <text:p text:style-name="P5">8. Creates an app</text:p>
      <text:p text:style-name="P4"><text:tab/><text:tab/><text:tab/><text:span text:style-name="T18">$ python manage.py startapp </text:span><text:span text:style-name="T13">polls</text:span><text:tab/><text:tab/><text:tab/></text:p>
      <text:p text:style-name="P4"/>
      <text:p text:style-name="P2"/>
      <text:p text:style-name="P65"/>
      <text:p text:style-name="P7">Install <text:span text:style-name="T10">y</text:span><text:span text:style-name="T15">u</text:span><text:span text:style-name="T10">m tree</text:span>:</text:p>
      <text:p text:style-name="P54">$ sudo apt-get <text:s/>install tree -y</text:p>
      <text:p text:style-name="P6"/>
      <text:p text:style-name="P6">Django using <text:span text:style-name="T10">pipenv:</text:span></text:p>
      <text:p text:style-name="P59">First install python 3:</text:p>
      <text:p text:style-name="P33"><text:span text:style-name="T14"><text:tab/></text:span><text:span text:style-name="T22">$ python3 –V</text:span></text:p>
      <text:p text:style-name="P34"><text:span text:style-name="T6"><text:tab/> </text:span><text:span text:style-name="T1">Shows the version of Python</text:span></text:p>
      <text:p text:style-name="P11"/>
      <text:p text:style-name="P10">Running Your First Server:</text:p>
      <text:p text:style-name="P9"><text:tab/><text:span text:style-name="T21">$ mkdir Virtual &amp;&amp; cd Virtual</text:span></text:p>
      <text:p text:style-name="P36"><text:tab/>$ mkdir trydjango &amp;&amp; cd trydjango</text:p>
      <text:p text:style-name="P35"><text:span text:style-name="T19"><text:tab/>$ </text:span><text:span text:style-name="T20">apt install python3-pip</text:span></text:p>
      <text:p text:style-name="P36"><text:tab/>$ python -m django –version</text:p>
      <text:p text:style-name="P36"><text:tab/>$ pip3 install wheel</text:p>
      <text:p text:style-name="P36"><text:tab/>$ pip3 install pipenv</text:p>
      <text:p text:style-name="P36"><text:tab/>$ <text:span text:style-name="T28">pipenv install django==3.0</text:span></text:p>
      <text:p text:style-name="P36"><text:tab/><text:span text:style-name="T28">$ pipenv shell</text:span></text:p>
      <text:p text:style-name="P41"><text:tab/>(trydjango)$ ls &amp;&amp; tree</text:p>
      <text:p text:style-name="P42"><text:tab/>(trydjango)$ django-admin startproject test .</text:p>
      <text:p text:style-name="P37"><text:tab/><text:span text:style-name="T28">(trydjango)$ ls &amp;&amp; tree</text:span></text:p>
      <text:p text:style-name="P37"><text:tab/><text:span text:style-name="T28">(trydjango)$ python manage.py runserver</text:span></text:p>
      <text:p text:style-name="P37"><text:tab/><text:span text:style-name="T28">(trydjango)$ exit</text:span></text:p>
      <text:p text:style-name="P56"/>
      <text:p text:style-name="P55">Running your first app:</text:p>
      <text:p text:style-name="P57">i.e Shows your message on the screen</text:p>
      <text:p text:style-name="P57"/>
      <text:p text:style-name="P58">$ mkdir Project_to_Display_text</text:p>
      <text:p text:style-name="P58">$ cd Project_to_Display_text</text:p>
      <text:p text:style-name="P58">$ pipenv install django==3.0</text:p>
      <text:p text:style-name="P58">$ pipenv shell</text:p>
      <text:p text:style-name="P38">$ django-admin startproject displaytext .</text:p>
      <text:p text:style-name="P38">$ tree</text:p>
      <text:p text:style-name="P38">$ python manage.py startapp pages</text:p>
      <text:p text:style-name="P38">$ cd displaytext</text:p>
      <text:p text:style-name="P38">$<text:tab/>subl settings.py</text:p>
      <text:p text:style-name="P38"/>
      <text:p text:style-name="P38"><text:tab/><text:span text:style-name="T30">#Application defintion</text:span></text:p>
      <text:p text:style-name="P45"><text:tab/><text:tab/>INSTALLED_APPS = [ </text:p>
      <text:p text:style-name="P45"><text:tab/><text:tab/>‘pages.apps.Page<text:span text:style-name="T34">s</text:span>Config’ ,</text:p>
      <text:p text:style-name="P45"><text:tab/><text:tab/>.............</text:p>
      <text:p text:style-name="P38"><text:tab/>Here pages indicates pages and it is apps. , --&gt; closes are package</text:p>
      <text:p text:style-name="P38"/>
      <text:p text:style-name="P38"/>
      <text:p text:style-name="P39">$ cd .. <text:span text:style-name="T29">&amp;&amp; cd pages</text:span></text:p>
      <text:p text:style-name="P43">$ subl views.py</text:p>
      <text:p text:style-name="P40"/>
      <text:p text:style-name="P46">from django.shortcuts import render</text:p>
      <text:p text:style-name="P44">from django.http import HttpResponse</text:p>
      <text:p text:style-name="P44"/>
      <text:p text:style-name="P44"><text:soft-page-break/>def displayText(request):</text:p>
      <text:p text:style-name="P44"><text:tab/>return HttpResponse('Displaying Text')</text:p>
      <text:p text:style-name="P44"/>
      <text:p text:style-name="P48">$ touch urls.py and subl urls.py</text:p>
      <text:p text:style-name="P49"/>
      <text:p text:style-name="P49">from django.urls import path</text:p>
      <text:p text:style-name="P49">from.views import displayText</text:p>
      <text:p text:style-name="P49"/>
      <text:p text:style-name="P49">urlpattern = [</text:p>
      <text:p text:style-name="P49"/>
      <text:p text:style-name="P49">path(‘’, displayText, name = ’home ’)</text:p>
      <text:p text:style-name="P49">]</text:p>
      <text:p text:style-name="P49"/>
      <text:p text:style-name="P50">$ cd .. &amp;&amp; <text:tab/><text:span text:style-name="T33">cd displaytext</text:span></text:p>
      <text:p text:style-name="P51">$ subl urls.py</text:p>
      <text:p text:style-name="P51"/>
      <text:p text:style-name="P52">from django. Import path , include</text:p>
      <text:p text:style-name="P52">path(‘ ‘, include (‘pages.urls’))</text:p>
      <text:p text:style-name="P52"/>
      <text:p text:style-name="P53">$ cd ..</text:p>
      <text:p text:style-name="P53">$ python manage.py runserver</text:p>
      <text:p text:style-name="P53"/>
      <text:p text:style-name="P78">Inserting HTML Pages :</text:p>
      <text:p text:style-name="P12">1. Create template directory</text:p>
      <text:p text:style-name="P12"><text:tab/>$ mkdir template</text:p>
      <text:p text:style-name="P12">2. Create home.html inside template dir</text:p>
      <text:p text:style-name="P12"><text:tab/>$ touch template/home.html</text:p>
      <text:p text:style-name="P12">3. Check your directory and path</text:p>
      <text:p text:style-name="P12"><text:tab/>$ tree</text:p>
      <text:p text:style-name="P24"><text:tab/><text:tab/>├── db.sqlite3</text:p>
      <text:p text:style-name="P24"><text:tab/><text:tab/>├── manage.py</text:p>
      <text:p text:style-name="P24"><text:tab/><text:tab/>├── pages</text:p>
      <text:p text:style-name="P24"><text:tab/><text:tab/>│   ├── admin.py</text:p>
      <text:p text:style-name="P24"><text:tab/><text:tab/>│   ├── apps.py</text:p>
      <text:p text:style-name="P24"><text:tab/><text:tab/>│   ├── __init__.py</text:p>
      <text:p text:style-name="P24"><text:tab/><text:tab/>│   ├── migrations</text:p>
      <text:p text:style-name="P24"><text:tab/><text:tab/>│   │   └── __init__.py</text:p>
      <text:p text:style-name="P24"><text:tab/><text:tab/>│   ├── models.py</text:p>
      <text:p text:style-name="P24"><text:tab/><text:tab/>│   ├── tests.py</text:p>
      <text:p text:style-name="P24"><text:tab/><text:tab/>│   ├── <text:span text:style-name="T23">urls.py </text:span><text:span text:style-name="T25"><text:s/></text:span><text:span text:style-name="T23"># We will Create this later</text:span></text:p>
      <text:p text:style-name="P24"><text:tab/><text:tab/>│   └── <text:span text:style-name="T23">views.py</text:span></text:p>
      <text:p text:style-name="P24"><text:tab/><text:tab/>├── pages_project</text:p>
      <text:p text:style-name="P24"><text:tab/><text:tab/>│   ├── asgi.py</text:p>
      <text:p text:style-name="P24"><text:tab/><text:tab/>│   ├── __init__.py</text:p>
      <text:p text:style-name="P24"><text:tab/><text:tab/>│   ├── <text:span text:style-name="T23">settings.py</text:span></text:p>
      <text:p text:style-name="P24"><text:tab/><text:tab/>│   ├── <text:span text:style-name="T23">urls.py</text:span></text:p>
      <text:p text:style-name="P24"><text:tab/><text:tab/>│   └── wsgi.py</text:p>
      <text:p text:style-name="P24"><text:tab/><text:tab/>├── Pipfile</text:p>
      <text:p text:style-name="P24"><text:tab/><text:tab/>├── Pipfile.lock</text:p>
      <text:p text:style-name="P24"><text:tab/><text:tab/>└── templates</text:p>
      <text:p text:style-name="P24"><text:tab/><text:tab/> <text:s text:c="3"/>└── <text:span text:style-name="T23">home.html</text:span></text:p>
      <text:p text:style-name="P47"/>
      <text:p text:style-name="P12">4. Open <text:span text:style-name="T42">Home.html </text:span>and Add Content <text:span text:style-name="T47">do it to </text:span><text:span text:style-name="T44">about.html</text:span><text:span text:style-name="T47"> also</text:span></text:p>
      <text:p text:style-name="P12"/>
      <text:p text:style-name="P12"><text:tab/>$ subl template/home.html</text:p>
      <text:p text:style-name="P14"><text:tab/></text:p>
      <text:p text:style-name="P14"><text:tab/>After opening the we type </text:p>
      <text:p text:style-name="P12"><text:tab/><text:span text:style-name="T30">&lt;html&gt;</text:span></text:p>
      <text:p text:style-name="P24"><text:tab/>&lt;head&gt; &lt;title&gt;home&lt;/title&gt;</text:p>
      <text:p text:style-name="P24"><text:tab/>&lt;/head&gt;</text:p>
      <text:p text:style-name="P24"><text:tab/>&lt;body&gt;</text:p>
      <text:p text:style-name="P24"><text:tab/><text:tab/>&lt;h1&gt; This is Home Page&lt;/h1&gt;</text:p>
      <text:p text:style-name="P24"><text:tab/><text:tab/>&lt;p&gt; Body..... Lorem epsum &lt;/p&gt;</text:p>
      <text:p text:style-name="P24"><text:tab/>&lt;/body&gt;</text:p>
      <text:p text:style-name="P24"><text:tab/>&lt;/html&gt;</text:p>
      <text:p text:style-name="P26"/>
      <text:p text:style-name="P14">5. <text:span text:style-name="T35">Open </text:span><text:span text:style-name="T43">settings .py </text:span><text:span text:style-name="T35">in templates area </text:span></text:p>
      <text:p text:style-name="P14"/>
      <text:p text:style-name="P67">TEMPLATES = [</text:p>
      <text:p text:style-name="P66">{</text:p>
      <text:p text:style-name="P66"><text:soft-page-break/><text:span text:style-name="T36">'BACKEND'</text:span>: <text:span text:style-name="T36">'django.template.backends.django.DjangoTemplates'</text:span>,</text:p>
      <text:p text:style-name="P68"><text:span text:style-name="T37">'DIRS'</text:span><text:span text:style-name="T38">: [os.path.join(BASE_DIR,</text:span><text:span text:style-name="T37">'templates'</text:span><text:span text:style-name="T38">)], <text:s text:c="2"/></text:span><text:span text:style-name="T7">............. </text:span><text:span text:style-name="T8">Add only this line</text:span></text:p>
      <text:p text:style-name="P69"/>
      <text:p text:style-name="P15">6. In Installed apps</text:p>
      <text:p text:style-name="P15"><text:tab/><text:span text:style-name="T31">INSTALLED_APPS= [</text:span></text:p>
      <text:p text:style-name="P27"><text:s/>‘pages.apps.PagesConfig’,</text:p>
      <text:p text:style-name="P27">...........]</text:p>
      <text:p text:style-name="P27"/>
      <text:p text:style-name="P16">7. Open <text:span text:style-name="T42">views</text:span> in <text:span text:style-name="T42">pages</text:span> app</text:p>
      <text:p text:style-name="P16"><text:tab/>from <text:span text:style-name="T39">django.views.generic import TemplateView</text:span></text:p>
      <text:p text:style-name="P17"><text:tab/><text:span text:style-name="T40">class HomePageView (TemplateView):</text:span></text:p>
      <text:p text:style-name="P17"><text:tab/><text:tab/><text:span text:style-name="T40">template_name = ‘home’</text:span></text:p>
      <text:p text:style-name="P18"><text:tab/><text:span text:style-name="T41">class AboutPageView <text:s/>(TemplateView):</text:span></text:p>
      <text:p text:style-name="P18"><text:tab/><text:tab/><text:span text:style-name="T41">template_name = ‘about’</text:span></text:p>
      <text:p text:style-name="P19"/>
      <text:p text:style-name="P20">8. <text:span text:style-name="T48">create </text:span><text:span text:style-name="T45">urls.py </text:span><text:span text:style-name="T48">in pages</text:span></text:p>
      <text:p text:style-name="P20"><text:tab/><text:span text:style-name="T32">from django.urls import path</text:span></text:p>
      <text:p text:style-name="P70"><text:tab/>from .views import HomePageView , AboutPageView</text:p>
      <text:p text:style-name="P71"><text:tab/>urlpatterns=[</text:p>
      <text:p text:style-name="P71"><text:tab/>path(‘’, HomePageView.as_view(), name=’home’),</text:p>
      <text:p text:style-name="P71"><text:tab/>path(‘’, AboutPageView.as_view(), name=’about’),</text:p>
      <text:p text:style-name="P72">]</text:p>
      <text:p text:style-name="P72"/>
      <text:p text:style-name="P21">9. open <text:span text:style-name="T42">urls.</text:span><text:span text:style-name="T46">py</text:span> in p<text:span text:style-name="T54">g</text:span>aes_projects</text:p>
      <text:p text:style-name="P21"><text:tab/></text:p>
      <text:p text:style-name="P73"><text:tab/>from django.contrib import admin</text:p>
      <text:p text:style-name="P73"><text:tab/>from django.urls import path , include</text:p>
      <text:p text:style-name="P73"/>
      <text:p text:style-name="P73"><text:tab/>urlpatterns = [</text:p>
      <text:p text:style-name="P73"><text:tab/><text:tab/> <text:s text:c="3"/>path('',include('pages.urls')),</text:p>
      <text:p text:style-name="P73"><text:tab/><text:tab/> <text:s text:c="3"/>path('admin/', admin.site.urls),</text:p>
      <text:p text:style-name="P73"><text:tab/><text:tab/><text:tab/><text:tab/><text:tab/><text:tab/><text:tab/>]</text:p>
      <text:p text:style-name="P73"/>
      <text:p text:style-name="P76">Now the Home page will appear. For about we need to add about after the url</text:p>
      <text:p text:style-name="P76">8<text:span text:style-name="T55">0</text:span>00/about</text:p>
      <text:p text:style-name="P75"/>
      <text:p text:style-name="P75">Linking the <text:span text:style-name="T49">Webpages</text:span>:</text:p>
      <text:p text:style-name="P22">1. <text:s/>create nav.html in templates</text:p>
      <text:p text:style-name="P22"><text:tab/><text:tab/></text:p>
      <text:p text:style-name="P29">&lt;head&gt;</text:p>
      <text:p text:style-name="P29">&lt;a href= “{% url ‘home’ %}”&gt; Home &lt;/a&gt;</text:p>
      <text:p text:style-name="P29">&lt;a href= “{% url ‘<text:span text:style-name="T51">about</text:span>’ %}”&gt; <text:span text:style-name="T50">About</text:span> &lt;/a&gt;</text:p>
      <text:p text:style-name="P31">&lt;/head&gt;</text:p>
      <text:p text:style-name="P30">{% block content %}</text:p>
      <text:p text:style-name="P30">{% endblock content %}</text:p>
      <text:p text:style-name="P30"/>
      <text:p text:style-name="P23">2. Extend nav.html to other sites <text:span text:style-name="T52">like in home.html</text:span></text:p>
      <text:p text:style-name="P23"><text:tab/></text:p>
      <text:p text:style-name="P32"><text:tab/>{% extends ‘nav.html’ %}</text:p>
      <text:p text:style-name="P32"><text:tab/>{% block content %}</text:p>
      <text:p text:style-name="P13"><text:soft-page-break/><text:tab/><text:span text:style-name="T30">&lt;html&gt;</text:span></text:p>
      <text:p text:style-name="P25"><text:tab/>&lt;head&gt; &lt;title&gt;home&lt;/title&gt;</text:p>
      <text:p text:style-name="P25"><text:tab/>&lt;/head&gt;</text:p>
      <text:p text:style-name="P25"><text:tab/>&lt;body&gt;</text:p>
      <text:p text:style-name="P25"><text:tab/><text:tab/>&lt;h1&gt; This is Home Page&lt;/h1&gt;</text:p>
      <text:p text:style-name="P25"><text:tab/><text:tab/>&lt;p&gt; Body..... Lorem epsum &lt;/p&gt;</text:p>
      <text:p text:style-name="P25"><text:tab/>&lt;/body&gt;</text:p>
      <text:p text:style-name="P28"><text:tab/>&lt;/html&gt;</text:p>
      <text:p text:style-name="P30"><text:tab/><text:span text:style-name="T53">{% endblock content %}</text:span></text:p>
      <text:p text:style-name="P30"/>
      <text:p text:style-name="P74">Thats it your done Test It!</text:p>
      <text:p text:style-name="P74"/>
      <text:p text:style-name="P85">Linking Models.py to a New App</text:p>
      <text:h text:style-name="P92" text:outline-level="1">1. Create a new directory <text:span text:style-name="T56">and Entering</text:span></text:h>
      <text:p text:style-name="Pure_20_Blue_20_Code">$<text:tab/><text:span text:style-name="T30">mkdir NewBlog &amp;&amp; cd </text:span><text:span text:style-name="T58">NewBlog</text:span></text:p>
      <text:h text:style-name="P93" text:outline-level="1"><text:span text:style-name="T56">2. <text:s/>Install Django</text:span></text:h>
      <text:p text:style-name="Pure_20_Blue_20_Code">$ <text:span text:style-name="T59">pip3 install django</text:span></text:p>
      <text:p text:style-name="Pure_20_Blue_20_Code"/>
      <text:h text:style-name="Heading_20_1" text:outline-level="1">3. <text:s/><text:span text:style-name="T59">Create a new Project</text:span></text:h>
      <text:p text:style-name="P86">$ django-admin startproject <text:span text:style-name="T61">database_project</text:span> .</text:p>
      <text:p text:style-name="Comment_20_Orange"># Dont Forget to Put the Full Stop <text:span text:style-name="T64">at the end</text:span></text:p>
      <text:h text:style-name="P94" text:outline-level="1">4. Create a new application</text:h>
      <text:p text:style-name="P86">$ python3 manage.py startapp <text:span text:style-name="T60">blog</text:span></text:p>
      <text:h text:style-name="P94" text:outline-level="1">5. Perform Migrations to the Database</text:h>
      <text:p text:style-name="P86">$ python manage.py makemigrations blog</text:p>
      <text:p text:style-name="P86">$ python manage.py migrate </text:p>
      <text:h text:style-name="P96" text:outline-level="1"><text:span text:style-name="T65"># Check Your File Tree Structure</text:span></text:h>
      <text:p text:style-name="P89">$ tree</text:p>
      <text:p text:style-name="P89"/>
      <text:p text:style-name="P89">├── blog</text:p>
      <text:p text:style-name="P89">│   ├── <text:span text:style-name="T23">admin.py</text:span><text:span text:style-name="T25"> </text:span><text:span text:style-name="T26">#Only for registering models</text:span></text:p>
      <text:p text:style-name="P89">│   ├── apps.py</text:p>
      <text:p text:style-name="P89">│   ├── __init__.py</text:p>
      <text:p text:style-name="P89">│   ├── migrations</text:p>
      <text:p text:style-name="P89">│   │   └── __init__.py</text:p>
      <text:p text:style-name="P89">│   ├── <text:span text:style-name="T23">models.py</text:span> </text:p>
      <text:p text:style-name="P89">│   ├── tests.py</text:p>
      <text:p text:style-name="P90">│   ├── <text:span text:style-name="T24">urls</text:span><text:span text:style-name="T23">.py</text:span><text:span text:style-name="T21"> </text:span><text:span text:style-name="T27"># we will create later</text:span><text:span text:style-name="T66"> </text:span></text:p>
      <text:p text:style-name="P89">│   └── <text:span text:style-name="T23">views.py</text:span></text:p>
      <text:p text:style-name="P89">├── database_project</text:p>
      <text:p text:style-name="P89">│   ├── asgi.py</text:p>
      <text:p text:style-name="P89">│   ├── __init__.py</text:p>
      <text:p text:style-name="P89">│   ├── <text:span text:style-name="T23">settings.py</text:span></text:p>
      <text:p text:style-name="P89">│   ├── <text:span text:style-name="T23">urls.py</text:span></text:p>
      <text:p text:style-name="P91"><text:span text:style-name="T65">│   └── wsgi.py</text:span></text:p>
      <text:p text:style-name="P91"><text:span text:style-name="T9">└── </text:span><text:span text:style-name="T62">manage.py</text:span></text:p>
      <text:h text:style-name="P96" text:outline-level="1">6. Updating <text:span text:style-name="T10">settings.py</text:span> about the new app: blog</text:h>
      <text:p text:style-name="P87">$ subl blogproject/settings.py</text:p>
      <text:p text:style-name="P77"/>
      <text:p text:style-name="P77">Now in the text editor, update the app</text:p>
      <text:p text:style-name="P80">database/setting.py</text:p>
      <text:p text:style-name="P88"/>
      <text:p text:style-name="P88"><text:span text:style-name="T66">I</text:span>NSTALLED_APPS = [</text:p>
      <text:p text:style-name="P88"><text:s text:c="4"/>'django.contrib.admin',</text:p>
      <text:p text:style-name="P88"><text:soft-page-break/><text:s text:c="4"/>'django.contrib.auth',</text:p>
      <text:p text:style-name="P88"><text:s text:c="4"/>'django.contrib.contenttypes',</text:p>
      <text:p text:style-name="P88"><text:s text:c="4"/>'django.contrib.sessions',</text:p>
      <text:p text:style-name="P88"><text:s text:c="4"/>'django.contrib.messages',</text:p>
      <text:p text:style-name="P88"><text:s text:c="4"/>'django.contrib.staticfiles',</text:p>
      <text:p text:style-name="Comment_20_Orange"><text:s/><text:span text:style-name="T65"># TO Let django know about our New app</text:span> <text:s text:c="3"/></text:p>
      <text:p text:style-name="P88"><text:tab/><text:tab/>'blog.apps.BlogConfig', </text:p>
      <text:p text:style-name="P88">]</text:p>
      <text:h text:style-name="P95" text:outline-level="1"/>
      <text:h text:style-name="Heading_20_1" text:outline-level="1">7. Create Database Models in models.py</text:h>
      <text:p text:style-name="Pure_20_Blue_20_Code"><text:span text:style-name="T63">$ subl blog/models.py</text:span> </text:p>
      <text:p text:style-name="P97">#Opens the file in sublime</text:p>
      <text:p text:style-name="P97"/>
      <text:p text:style-name="P79">blog/models.py</text:p>
      <text:p text:style-name="P79"/>
      <text:p text:style-name="P81">#Only for Main List</text:p>
      <text:p text:style-name="P82"><text:span text:style-name="T42">1. Settings --&gt; settings.py (</text:span><text:span text:style-name="T21">Apps and add templates dir</text:span><text:span text:style-name="T42">)</text:span></text:p>
      <text:p text:style-name="P82">2. Database --&gt; models.py</text:p>
      <text:p text:style-name="P82"># <text:s/>Create Super User</text:p>
      <text:p text:style-name="P82">3. Admin --&gt; admin.py</text:p>
      <text:p text:style-name="P82">4. Urls --&gt; blog/urls.py </text:p>
      <text:p text:style-name="P82">5. MainUrls --&gt; urls.py</text:p>
      <text:p text:style-name="P83">6. Views --&gt; views.py (<text:span text:style-name="T21">link Templates here</text:span><text:span text:style-name="T42">)</text:span></text:p>
      <text:p text:style-name="P82">7. templates &amp; css</text:p>
      <text:p text:style-name="P82"/>
      <text:p text:style-name="P84">#Create navigation</text:p>
      <text:p text:style-name="P84">1. Urls.py </text:p>
      <text:p text:style-name="P84">2. templates</text:p>
      <text:p text:style-name="P84"/>
      <text:p text:style-name="P84">#for creating new page</text:p>
      <text:p text:style-name="P84">1. templates --&gt; ( <text:span text:style-name="T67">Link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lue_20_Code" style:display-name="Blue Code" style:family="paragraph" style:parent-style-name="Preformatted_20_Text">
      <style:text-properties fo:color="#4e8dd4" style:font-name="DejaVu Sans" fo:font-family="'DejaVu Sans'" style:font-family-generic="swiss" style:font-pitch="variable" fo:font-size="14pt" fo:font-weight="bold" officeooo:rsid="006c31a7" fo:background-color="transparent" style:font-size-asian="12.25pt" style:font-weight-asian="bold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lustration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ure_20_Blue_20_Code" style:display-name="Pure Blue Code" style:family="paragraph" style:parent-style-name="Blue_20_Code">
      <style:text-properties style:font-name="FreeMono" fo:font-family="FreeMono" style:font-family-generic="modern" style:font-pitch="fixed" officeooo:rsid="0070a62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mment_20_Orange" style:display-name="Comment Orange" style:family="paragraph" style:parent-style-name="Blue_20_Code">
      <style:text-properties fo:color="#f3715a" style:font-name="FreeMono" fo:font-family="FreeMono" style:font-family-generic="modern" style:font-pitch="fixed" fo:font-style="italic" officeooo:rsid="00753418" style:font-style-asian="italic" style:font-style-complex="italic"/>
    </style:style>
    <style:style style:name="Important_20_Red" style:display-name="Important Red" style:family="paragraph" style:parent-style-name="Comment_20_Orange">
      <style:text-properties fo:color="#ce181e" fo:font-style="normal" officeooo:rsid="007734c3" style:font-style-asian="normal" style:font-style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cm" fo:margin-left="0.499cm" fo:margin-right="0.6cm" fo:border="0.06pt solid #000000" fo:padding="0.049cm" style:shadow="#808080 0.18cm 0.18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6T19:57:54.054227225</dc:date>
    <meta:editing-duration>PT10H41M49S</meta:editing-duration>
    <meta:editing-cycles>57</meta:editing-cycles>
    <meta:generator>LibreOffice/6.0.7.3$Linux_X86_64 LibreOffice_project/00m0$Build-3</meta:generator>
    <meta:document-statistic meta:table-count="0" meta:image-count="0" meta:object-count="0" meta:page-count="8" meta:paragraph-count="239" meta:word-count="938" meta:character-count="6140" meta:non-whitespace-character-count="5129"/>
  </office:meta>
</office:document-meta>
</file>